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65cm" fo:min-width="8.9cm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textarea-horizontal-align="justify" draw:textarea-vertical-align="middle" draw:auto-grow-height="false" fo:min-height="7.246cm" fo:min-width="7.632cm"/>
    </style:style>
    <style:style style:name="gr4" style:family="graphic" style:parent-style-name="standard">
      <style:graphic-properties draw:textarea-horizontal-align="justify" draw:textarea-vertical-align="middle" draw:auto-grow-height="false" fo:min-height="5.85cm" fo:min-width="5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4cm" svg:height="7.9cm" svg:x="3.1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cm" svg:height="2.1cm" svg:x="3.6cm" svg:y="14.5cm">
          <draw:text-box>
            <text:p>Test Draw Page 1</text:p>
          </draw:text-box>
        </draw:frame>
      </draw:page>
      <draw:page draw:name="page2" draw:style-name="dp1" draw:master-page-name="Default">
        <draw:custom-shape draw:style-name="gr3" draw:text-style-name="P1" draw:layer="layout" svg:width="11.5cm" svg:height="10.6cm" svg:x="3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3.1cm" svg:height="2.1cm" svg:x="2.1cm" svg:y="4.2cm">
          <draw:text-box>
            <text:p>Test Draw Page 2</text:p>
          </draw:text-box>
        </draw:frame>
      </draw:page>
      <draw:page draw:name="page3" draw:style-name="dp1" draw:master-page-name="Default">
        <draw:custom-shape draw:style-name="gr4" draw:text-style-name="P1" draw:layer="layout" svg:width="11.9cm" svg:height="12.2cm" svg:x="5.8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13.1cm" svg:height="2.1cm" svg:x="4.3cm" svg:y="20.6cm">
          <draw:text-box>
            <text:p>Test Draw Page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08:33:42.363000000</meta:creation-date>
    <dc:date>2020-01-13T09:18:15.804000000</dc:date>
    <meta:editing-duration>PT35M25S</meta:editing-duration>
    <meta:editing-cycles>4</meta:editing-cycles>
    <meta:generator>LibreOffice/6.2.1.2$Windows_X86_64 LibreOffice_project/7bcb35dc3024a62dea0caee87020152d1ee96e71</meta:generator>
    <meta:document-statistic meta:object-count="6"/>
  </office:meta>
</office:document-meta>
</file>